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84fe" officeooo:paragraph-rsid="000e84fe"/>
    </style:style>
    <style:style style:name="P2" style:family="paragraph" style:parent-style-name="Standard">
      <style:text-properties fo:font-weight="bold" officeooo:rsid="000e84fe" officeooo:paragraph-rsid="000e84fe" style:font-weight-asian="bold" style:font-weight-complex="bold"/>
    </style:style>
    <style:style style:name="T1" style:family="text">
      <style:text-properties officeooo:rsid="000ea70b"/>
    </style:style>
    <style:style style:name="T2" style:family="text">
      <style:text-properties officeooo:rsid="00112da7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Žádost o uplatnění opatření proti nečinnosti</text:p>
      <text:p text:style-name="P1"/>
      <text:p text:style-name="P1">Vážení,</text:p>
      <text:p text:style-name="P1">dne 10. února 2015 jsem v souladu se zákonem č. 106/1999 Sb., o svobodném přístupu k informacím (dále jen „InfZ“), městskou část Prahu 1 požádal o informace ohledně pronájmů svěřeného nemovitého majetku.</text:p>
      <text:p text:style-name="P1">Dne 19. února 2015 mě městská část Praha 1 v souladu s § 17 odst. 3 dopisem s č. j. UMCP1 020218/2015 požádala o úhradu nákladů za zpracování informací, a to ve výši 116 960 Kč, protože zpracování informací by prý trvalo 430 hodin. Proti výši této částky jsem podal stížnost a Magistrát hl. m. Prahy svým rozhodnutím ze dne 17. června 2015, č. j. MHMP 1097952/2015, nařídil MČ Praha 1, aby ve věci zjednala nápravu, protože částka je nepřiměřená. MČ Praha 1 mě dopisem ze dne 1. července 2015, č. j. UMCP1 094796/2015, požádala o uhrazení částky ve výši 70 720 Kč. Proti výši této částky jsem dne 28. července 2015 opět podal stížnost Praze 1. <text:span text:style-name="T1">Magistrát rozhodnutím MHMP 1578505/2015 ze dne 7. září 2015 mou stížnost uznal za oprávněnou a uložil MČ Praha 1, aby zjednala nápravu. Ta to ale dosud neudělala. Proti nečinnosti MČ Praha 1 jsem dne 5. října 2015 podal stížnost, která dosud nebyla vyřízena, ačkoliv zákonná lhůta pro to již uplynula.</text:span></text:p>
      <text:p text:style-name="P1"/>
      <text:p text:style-name="P1">Stejně jako v předchozí<text:span text:style-name="T2">ch</text:span> případ<text:span text:style-name="T2">ech</text:span> jsem tedy nucen vás v souladu se správním řádem</text:p>
      <text:p text:style-name="P1"><text:span text:style-name="T3">požádat o uplatnění opatření proti nečinnosti Prahy 1</text:span> <text:span text:style-name="T2">při</text:span> vyřizování této <text:span text:style-name="T2">žádosti</text:span>.</text:p>
      <text:p text:style-name="P1"/>
      <text:p text:style-name="P1"><text:span text:style-name="T2">Předem d</text:span>ěkuji za vyřízení. Zároveň prosím o komunikaci se mnou přes datovou schránku xwfwgha.</text:p>
      <text:p text:style-name="P1"/>
      <text:p text:style-name="P1">Adam Zábranský</text:p>
      <text:p text:style-name="P1">bytem Zbynická 6, Praha 16</text:p>
      <text:p text:style-name="P1">nar. 28.12.199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21:12:24.832000000</meta:creation-date>
    <dc:date>2015-10-25T21:17:52.387000000</dc:date>
    <meta:editing-duration>PT5M27S</meta:editing-duration>
    <meta:editing-cycles>4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10" meta:word-count="255" meta:character-count="1512" meta:non-whitespace-character-count="1267"/>
  </office:meta>
</office:document-meta>
</file>